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1H36M00.622051S" calcext:value-type="time">
            <text:p>671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4H29M39.787S" calcext:value-type="time">
            <text:p>24:29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04:08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8T16:26:55.194000000</dc:date>
    <dc:creator>Benjamin Laws</dc:creator>
    <meta:editing-duration>P28DT12H57M30S</meta:editing-duration>
    <meta:editing-cycles>754</meta:editing-cycles>
    <meta:generator>LibreOffice/7.2.6.2$Windows_X86_64 LibreOffice_project/b0ec3a565991f7569a5a7f5d24fed7f52653d754</meta:generator>
    <meta:document-statistic meta:table-count="2" meta:cell-count="978" meta:object-count="0"/>
  </office:meta>
</office:document-meta>
</file>